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WriterSupport.generateMultipartBound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WriterSupport.generateLastLine( byte [ ] boundary ,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partWriterSupport.generatePartHeaders( HttpHeaders headers , DataBufferFactory buffer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ultipartWriterSupport.getWritable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WriterSupport.ge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WriterSupport.generateBoundaryLine( byte [ ] boundary ,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partWriterSupport.generateNewLine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ltipartWriterSupport.MultipartWriterSupport( List &lt; MediaType &gt; supported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WriterSupport.getMultipartMediaType( @ Nullable MediaType mediaType , byte [ ] bounda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ultipartWriterSupport.setCharset(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